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ospace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de4" officeooo:paragraph-rsid="0005ede4"/>
    </style:style>
    <style:style style:name="P2" style:family="paragraph" style:parent-style-name="Standard">
      <style:text-properties officeooo:rsid="0005ede4" officeooo:paragraph-rsid="0005ede4"/>
    </style:style>
    <style:style style:name="P3" style:family="paragraph" style:parent-style-name="Standard">
      <style:text-properties officeooo:rsid="0005ede4" officeooo:paragraph-rsid="000b015c"/>
    </style:style>
    <style:style style:name="P4" style:family="paragraph" style:parent-style-name="Standard">
      <style:text-properties officeooo:rsid="0005ede4" officeooo:paragraph-rsid="000c3790"/>
    </style:style>
    <style:style style:name="P5" style:family="paragraph" style:parent-style-name="Standard">
      <style:text-properties officeooo:rsid="000b015c" officeooo:paragraph-rsid="000b015c"/>
    </style:style>
    <style:style style:name="P6" style:family="paragraph" style:parent-style-name="Standard">
      <style:text-properties officeooo:rsid="000cdffa" officeooo:paragraph-rsid="000cdffa"/>
    </style:style>
    <style:style style:name="T1" style:family="text">
      <style:text-properties officeooo:rsid="0006202d"/>
    </style:style>
    <style:style style:name="T2" style:family="text">
      <style:text-properties officeooo:rsid="00096f62"/>
    </style:style>
    <style:style style:name="T3" style:family="text">
      <style:text-properties officeooo:rsid="000b015c"/>
    </style:style>
    <style:style style:name="T4" style:family="text">
      <style:text-properties officeooo:rsid="000c3790"/>
    </style:style>
    <style:style style:name="T5" style:family="text">
      <style:text-properties officeooo:rsid="000cdffa"/>
    </style:style>
    <style:style style:name="T6" style:family="text">
      <style:text-properties officeooo:rsid="000e25d7"/>
    </style:style>
    <style:style style:name="T7" style:family="text">
      <style:text-properties officeooo:rsid="000e8d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tatus: 03.08.2021:</text:p>
      <text:p text:style-name="P1"/>
      <text:p text:style-name="P5">[Project : Online Assigment Submission Rest API]</text:p>
      <text:p text:style-name="P5"/>
      <text:p text:style-name="P5">-Registation usimg django auth user : Unique validation at email filed. [changes made in serializer file.]</text:p>
      <text:p text:style-name="P6">[perform small task : generate token using jwt documentation]</text:p>
      <text:p text:style-name="P3">- <text:span text:style-name="T3">install <text:s/></text:span>rest_framework_simplejwt <text:span text:style-name="T3">for token generate. Rest frame work setting in setting file: authentication class setting and permission settings.</text:span></text:p>
      <text:p text:style-name="P3">- <text:span text:style-name="T3">urls to generate token in project file.</text:span></text:p>
      <text:p text:style-name="P1">-AttributeError: module 'rest_framework_simplejwt.views' has no attribute 'TokenObtainPairview'</text:p>
      <text:p text:style-name="P1">- <text:span text:style-name="T1">Error Solve. </text:span><text:span text:style-name="T2">error page not found. </text:span><text:span text:style-name="T4">ge</text:span><text:span text:style-name="T2">n</text:span><text:span text:style-name="T4">erate</text:span><text:span text:style-name="T2"> token.</text:span></text:p>
      <text:p text:style-name="P1"/>
      <text:p text:style-name="P6">[perform login task]</text:p>
      <text:p text:style-name="P4">-<text:span text:style-name="T3">Login Process through generating token. [ changes made in login view function.]</text:span></text:p>
      <text:p text:style-name="P4">- <text:span text:style-name="T5">store token in token table for</text:span></text:p>
      <text:p text:style-name="P1">- <text:span text:style-name="T4">check login in postman. Give error. Invalid Valide User.</text:span></text:p>
      <text:p text:style-name="P1">- <text:span text:style-name="T6">error at authentication time – try to solve it. </text:span><text:span text:style-name="T7">[inprocess]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ospace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1:30:35.880430037</meta:creation-date>
    <dc:date>2021-08-03T18:25:32.860172341</dc:date>
    <meta:editing-duration>PT52M34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" meta:paragraph-count="13" meta:word-count="119" meta:character-count="823" meta:non-whitespace-character-count="715"/>
  </office:meta>
</office:document-meta>
</file>